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9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4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7-11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6-09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4-07-0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3-06-0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2-08-3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1-08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1-04-0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1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10-08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9-08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8-08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7-08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6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6-08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5-08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2002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827089255001</text:p>
          </table:table-cell>
          <table:table-cell office:value-type="string" calcext:value-type="string">
            <text:p>WS-19/09E/09-1001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50" meta:object-count="0"/>
    <meta:user-defined meta:name="AppVersion">3.0</meta:user-defined>
  </office:meta>
</office:document-meta>
</file>